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5-29 2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5-2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2-01 0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1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4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3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2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2-20 21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1-03-22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10-09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5-29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5-2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3-10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20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12-09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10-16 22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7-01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7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6-12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3-09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3-08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3-08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3-0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3-0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3-0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3-0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3-0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3-0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3-0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3-0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2-2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2-2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2-2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2-2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2-2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2-2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2-2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2-2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2-2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2-1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2-1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2-1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2-1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2-1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2-1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2-1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2-1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2-1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2-1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2-0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2-0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2-0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2-0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2-0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2-0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2-0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2-0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2-0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1-3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1-3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1-2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1-2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1-2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1-2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1-2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1-2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1-2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1-2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1-2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1-2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1-1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1-1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1-1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1-1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1-1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1-1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1-1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1-1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1-1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1-1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1-0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1-0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1-0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1-0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1-0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1-0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1-0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1-0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9-01-0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2-3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2-3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2-2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2-2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2-2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2-2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2-2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2-2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2-2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2-2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2-2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2-2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2-1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2-1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2-1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2-1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2-1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2-1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2-1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2-1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2-1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2-1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2-0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2-0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2-0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2-0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2-0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2-0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2-0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2-0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2-0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1-3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1-2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1-2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1-2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1-2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1-2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1-2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1-2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1-2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1-2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1-2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1-1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1-1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1-1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1-1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1-1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1-1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1-1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1-1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1-1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1-1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1-0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1-0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1-0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1-0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1-05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1-0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1-0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1-0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1-0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1-0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0-3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0-3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0-2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0-2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0-2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0-2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0-2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0-2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0-2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0-2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0-2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0-2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0-1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0-1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0-1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0-1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0-1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0-1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0-1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0-1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0-1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0-1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0-0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0-0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0-0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0-0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0-0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0-0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0-0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0-0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10-0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9-3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9-2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9-2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9-2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9-2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9-2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9-2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9-2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9-2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9-2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9-2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9-1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9-1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9-1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9-1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9-1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9-1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9-1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9-1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9-1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9-1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9-0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9-0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9-0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9-0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9-0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9-0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9-0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9-0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9-0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8-3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8-3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8-2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8-2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8-2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8-2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8-2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8-2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8-2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8-2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8-2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8-2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8-1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8-1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8-1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8-1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8-1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8-1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8-1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8-1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8-1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8-1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8-0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8-0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8-0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8-0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8-0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8-0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8-0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8-0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8-0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7-3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7-3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7-2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7-2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7-2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7-2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7-2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7-2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7-2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7-2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7-2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7-2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7-1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7-1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7-1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7-1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7-1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7-1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7-1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7-1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7-1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7-1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7-0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7-0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7-0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7-0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7-0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7-0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7-0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7-0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7-0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6-3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6-2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6-2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6-2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6-2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6-2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6-2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6-2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6-2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6-2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6-2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6-1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6-1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6-1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6-1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6-1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6-1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6-1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6-1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6-1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6-1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6-0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6-0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6-0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6-0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6-0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6-0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6-0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6-0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6-0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5-3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5-3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5-2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5-2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5-2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5-2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5-2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5-2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5-2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5-2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5-2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5-2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5-1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5-1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5-1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5-1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5-1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5-1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5-1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5-1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5-1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5-1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5-0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5-0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5-0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5-0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5-0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5-0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5-0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5-0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5-0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4-3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4-2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4-2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4-2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4-2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4-2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4-2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4-2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4-23 02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4-2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4-2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4-2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4-1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4-1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4-1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4-1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4-1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4-1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4-1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4-1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4-1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4-1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4-0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4-0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4-0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4-0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4-0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4-0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4-0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4-0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4-0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3-3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3-3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3-2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3-2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3-2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3-2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3-2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3-2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3-2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3-2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3-2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3-2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3-1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3-1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3-1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3-1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3-1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3-1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3-1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3-1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3-1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3-1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3-0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3-0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3-0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3-0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3-0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3-0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3-0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3-0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3-0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2-2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2-2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2-2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2-2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2-2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2-2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2-2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2-2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2-2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2-1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2-1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2-1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2-1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2-1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2-1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2-1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2-1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2-1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2-1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2-0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2-0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2-0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2-0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2-0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2-0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2-0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2-0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2-0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1-3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1-3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1-2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1-2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1-2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1-2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1-2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1-2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1-2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1-2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1-2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1-2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1-1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1-1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1-1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1-1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1-1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1-1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1-1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1-1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1-1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1-1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1-09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1-0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1-0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1-0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1-0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1-0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1-0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1-0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1-0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8-01-0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2-3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2-3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2-2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2-2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2-2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2-2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2-2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2-2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2-2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2-2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2-2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2-2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2-1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2-1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2-1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2-1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2-1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2-1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2-1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2-1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2-1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2-1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2-0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2-0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2-0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2-0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2-0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2-0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2-0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2-0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2-0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1-3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1-2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1-2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1-2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1-2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1-2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1-2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1-2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1-2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1-2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1-2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1-1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1-1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1-1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1-1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1-1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1-1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1-1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1-1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1-1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1-1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1-0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1-0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1-0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1-0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1-0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1-0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1-0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1-0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1-0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0-3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0-3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0-2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0-2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0-2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0-2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0-2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0-2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0-2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0-2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0-2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0-2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0-1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0-18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0-1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0-1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0-1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0-1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0-1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0-1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0-1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0-1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0-1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0-0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0-0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0-0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0-0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0-0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0-0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0-0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0-0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10-0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9-3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9-2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9-2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9-2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9-2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9-2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9-2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9-2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9-2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9-2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9-2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9-1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9-1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9-1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9-1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9-1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9-1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9-14 0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9-1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9-1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9-1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9-1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9-0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9-0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9-0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9-0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9-0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9-0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9-0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9-0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9-0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8-3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8-3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8-2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8-2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8-2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8-2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8-2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8-2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8-2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8-2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8-2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8-2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8-1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8-1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8-1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8-1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8-1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8-1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8-1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8-1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8-1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8-1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8-0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8-0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8-0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8-0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8-0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8-0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8-0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8-0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8-0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7-3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7-3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7-2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7-2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7-2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7-2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7-2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7-2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7-2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7-2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7-2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7-2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7-1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7-1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7-1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7-1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7-1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7-1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7-1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7-1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7-1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7-1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7-0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7-0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7-0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7-0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7-0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7-0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7-0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7-0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7-0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6-3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6-2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6-2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6-2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6-2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6-2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6-2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6-2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6-2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6-2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6-2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6-1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6-1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6-1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6-1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6-1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6-1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6-1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6-1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6-1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6-1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6-0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6-0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6-0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6-0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6-0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6-0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6-0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6-0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6-0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5-3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5-3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5-2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5-2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5-2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5-2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5-2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5-2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5-2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5-2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5-2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5-2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5-1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5-1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5-1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5-1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5-1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5-1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5-1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5-1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5-1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5-1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5-0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5-0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5-07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5-0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5-05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5-04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5-03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5-02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5-0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4-30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4-29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4-28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7-04-27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10-26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7-27 1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7-27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7-2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7-2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7-2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7-2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7-2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7-2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7-2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7-2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7-1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7-1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7-1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7-1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7-1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7-1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7-1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7-1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7-1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7-1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7-0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7-0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7-0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7-0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7-0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7-0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7-0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7-0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7-0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6-3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6-2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6-2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6-2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6-2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6-2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6-2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6-2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6-2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6-2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6-2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6-1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6-1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6-1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6-1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6-1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6-1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6-1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6-1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6-1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6-1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6-0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6-0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6-0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6-0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6-0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6-0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6-0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6-0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6-0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5-3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5-3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5-2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5-2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5-2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5-2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5-2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5-2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5-2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5-2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5-2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5-2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5-1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5-1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5-1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5-1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5-1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5-1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5-1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5-1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5-1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5-1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5-0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5-0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5-0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5-0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5-0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5-0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5-0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5-0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5-0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4-3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4-2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4-2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4-2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4-2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4-2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4-2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4-2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4-2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4-2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4-2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4-1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4-1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4-1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4-1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4-1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4-1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4-1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4-1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4-11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4-1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4-1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4-0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4-0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4-0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4-0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4-0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4-0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4-0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4-0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4-0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3-3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3-3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3-2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3-2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3-2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3-2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3-2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3-2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3-2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3-2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3-2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3-2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3-1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3-1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3-1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3-16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3-1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3-1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3-1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3-1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3-1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3-1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3-1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3-0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3-0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3-0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3-0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3-0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3-0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3-0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3-0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3-0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2-2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2-2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2-2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2-2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2-2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2-2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2-2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2-2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2-2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2-2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2-1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2-1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2-1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2-1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2-1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2-1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2-1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2-1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2-1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2-1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2-0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2-08 20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2-0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2-0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2-0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2-0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2-0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2-0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2-0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2-0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1-3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1-3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1-2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1-2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1-2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1-2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1-2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1-2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1-2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1-2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1-2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1-2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1-1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1-1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1-1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1-1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1-1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1-1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1-1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1-1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1-11 19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1-1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1-1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1-0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1-0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1-0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1-0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1-0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1-0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1-0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1-0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6-01-0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2-3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2-3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2-2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2-2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2-2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2-2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2-2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2-2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2-2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2-2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2-2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2-2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2-1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2-1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2-1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2-1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2-1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2-1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2-1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2-1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2-1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2-1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2-0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2-0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2-0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2-0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2-0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2-0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2-0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2-0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2-0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1-3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1-2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1-2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1-2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1-2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1-2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1-2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1-2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1-2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1-2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1-2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1-1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1-1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1-1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1-16 21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1-1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1-1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1-1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1-1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1-1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1-1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1-1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1-0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1-0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1-0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1-0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1-0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1-0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1-0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1-0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1-0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0-3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0-3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0-2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0-2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0-2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0-2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0-2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0-2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0-2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0-2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0-2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0-2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0-1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0-1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0-1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0-1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0-1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0-1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0-1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0-1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0-1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0-1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0-0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0-0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0-0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0-0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0-0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0-0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0-0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0-0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10-0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9-3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9-2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9-2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9-2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9-2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9-2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9-2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9-2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9-2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9-2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9-2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9-1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9-1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9-17 18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9-1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9-1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9-1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9-1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9-1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9-1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9-1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9-1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9-0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9-0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9-0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9-0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9-0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9-0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9-0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9-0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9-0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8-3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8-3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8-2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8-2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8-2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8-2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8-2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8-2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8-2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8-2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8-2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8-2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8-1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8-1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8-1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8-1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8-1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8-1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8-1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8-1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8-11 21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8-1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8-1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8-0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8-0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8-0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8-0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8-0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8-0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8-0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8-0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8-0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7-3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7-3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7-2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7-2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7-2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7-2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7-2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7-2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7-2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7-2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7-2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7-2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7-1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7-1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7-1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7-1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7-1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7-1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7-1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7-1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7-1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7-1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7-0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7-0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7-07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7-0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7-0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7-0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7-0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7-0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7-0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7-0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6-3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6-2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6-2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6-2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6-2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6-2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6-2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6-2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6-2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6-2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6-2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6-1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6-1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6-1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6-1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6-1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6-1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6-1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6-1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6-1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6-1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6-0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6-08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6-0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6-0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6-0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6-0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6-0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6-0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6-0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6-0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5-3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5-3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5-2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5-2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5-2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5-2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5-2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5-2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5-2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5-2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5-2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5-2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5-1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5-1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5-1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5-1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5-1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5-1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5-13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5-1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5-1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5-1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5-1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5-0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5-0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5-0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5-0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5-0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5-0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5-0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5-0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5-0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4-3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4-2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4-2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4-2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4-2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4-2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4-2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4-2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4-2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4-21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4-2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4-2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4-1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4-1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4-1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4-1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4-1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4-1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4-1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4-1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4-1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4-1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4-0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4-0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4-0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4-0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4-0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4-0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4-0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4-0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4-0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3-3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3-3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3-2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3-2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3-2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3-2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3-2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3-2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3-2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3-2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3-2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3-2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3-1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3-1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3-1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3-1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3-1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3-1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3-1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3-1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3-1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3-10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3-1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3-0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3-0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3-0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3-0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3-0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3-0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3-0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3-0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3-0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2-2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2-2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2-2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2-2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2-2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2-2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2-2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2-2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2-2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2-1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2-1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2-1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2-1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2-1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2-1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2-1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2-1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2-1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2-1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2-09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2-0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2-0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2-0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2-0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2-0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2-0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2-0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2-0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2-0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1-3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1-3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1-2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1-2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1-2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1-2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1-2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1-2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1-2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1-2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1-2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1-2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1-1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1-1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1-1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1-1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1-1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1-1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1-1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1-12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1-1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1-1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1-1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1-0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1-0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1-0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1-0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1-0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1-0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1-0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1-0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5-01-0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2-3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2-3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2-2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2-2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2-2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2-2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2-2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2-2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2-2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2-2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2-2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2-2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2-1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2-1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2-1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2-1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2-1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2-1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2-1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2-1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2-1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2-1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2-0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2-08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2-0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2-0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2-0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2-0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2-0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2-0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2-0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2-0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1-3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1-2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1-2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1-2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1-2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1-2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1-2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1-2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1-2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1-2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1-2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1-1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1-18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1-1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1-1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1-1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1-1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1-1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1-1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1-1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1-1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1-1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1-0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1-0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1-0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1-0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1-0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1-0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1-0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1-0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1-0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0-3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0-3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0-2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0-2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0-2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0-2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0-2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0-2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0-2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0-2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0-2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0-2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0-1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0-1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0-1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0-1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0-1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0-1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0-13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0-1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0-1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0-1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0-1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0-0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0-0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0-0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0-0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0-0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0-0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0-0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0-0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10-0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09-3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09-2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09-2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09-2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09-2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09-2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09-2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09-2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09-2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09-2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09-2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09-1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09-1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09-17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13644</text:p>
          </table:table-cell>
          <table:table-cell office:value-type="string" calcext:value-type="string">
            <text:p>2014-09-16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55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981" meta:object-count="0"/>
    <meta:user-defined meta:name="AppVersion">3.0</meta:user-defined>
  </office:meta>
</office:document-meta>
</file>